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Medium_20_dashed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1.43cm" svg:height="4.445cm" svg:x="1cm" svg:y="1cm">
          <text:p text:style-name="P1">DataStore</text:p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4cm" svg:height="1.27cm" svg:x="2.905cm" svg:y="2.905cm">
          <text:p text:style-name="P1">SQLi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6.08cm" svg:y="2.905cm">
          <text:p text:style-name="P1">BS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8.62cm" svg:y="2.90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12.065cm" svg:height="5.715cm" svg:x="1.635cm" svg:y="8.62cm">
          <text:p text:style-name="P1">Connection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.175cm" svg:height="1.27cm" svg:x="2.905cm" svg:y="11.16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.175cm" svg:height="1.27cm" svg:x="8.62cm" svg:y="11.16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175cm" svg:height="1.905cm" svg:x="4.175cm" svg:y="18.78cm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5.08cm" svg:height="2.54cm" svg:x="19.415cm" svg:y="13.065cm">
          <text:p text:style-name="P1">Interpr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492cm" svg:y1="11.16cm" svg:x2="6.715cm" svg:y2="5.445cm" draw:start-shape="id1" draw:start-glue-point="0" draw:end-shape="id2" draw:end-glue-point="8" svg:d="m4492 11160 2223-5715">
          <text:p/>
        </draw:connector>
        <draw:connector draw:style-name="gr2" draw:text-style-name="P1" draw:layer="layout" draw:type="line" svg:x1="4.492cm" svg:y1="12.43cm" svg:x2="19.415cm" svg:y2="14.335cm" draw:start-shape="id1" draw:start-glue-point="2" draw:end-shape="id3" draw:end-glue-point="6" svg:d="m4492 12430 14923 1905">
          <text:p/>
        </draw:connector>
        <draw:connector draw:style-name="gr2" draw:text-style-name="P1" draw:layer="layout" draw:type="line" svg:x1="5.763cm" svg:y1="18.78cm" svg:x2="3.401cm" svg:y2="13.498cm" draw:start-shape="id4" draw:start-glue-point="4" draw:end-shape="id5" draw:end-glue-point="7" svg:d="m5763 18780-2362-5282">
          <text:p/>
        </draw:connector>
        <draw:connector draw:style-name="gr3" draw:text-style-name="P1" draw:layer="layout" draw:type="line" svg:x1="10.207cm" svg:y1="12.43cm" svg:x2="6.885cm" svg:y2="19.059cm" draw:start-shape="id6" draw:start-glue-point="2" draw:end-shape="id4" draw:end-glue-point="11" svg:d="m10207 12430-3322 6629">
          <text:p/>
        </draw:connector>
        <draw:frame draw:style-name="gr4" draw:layer="layout" svg:width="2.72cm" svg:height="1.673cm" svg:x="7.805cm" svg:y="16.472cm">
          <draw:text-box>
            <text:p>network</text:p>
            <text:p>socket</text:p>
          </draw:text-box>
        </draw:frame>
        <draw:custom-shape draw:style-name="gr1" draw:text-style-name="P1" draw:id="id7" draw:layer="layout" svg:width="5.715cm" svg:height="1.905cm" svg:x="20.685cm" svg:y="3.54cm">
          <text:p text:style-name="P1">DynamicCont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0.685cm" svg:y1="4.493cm" svg:x2="12.43cm" svg:y2="3.222cm" draw:start-shape="id7" draw:start-glue-point="6" draw:end-shape="id2" svg:d="m20685 4493-8255-1271">
          <text:p/>
        </draw:connector>
        <draw:connector draw:style-name="gr5" draw:text-style-name="P1" draw:layer="layout" draw:type="line" svg:x1="6.08cm" svg:y1="11.795cm" svg:x2="21.522cm" svg:y2="5.166cm" draw:start-shape="id1" draw:start-glue-point="1" draw:end-shape="id7" draw:end-glue-point="7" svg:d="m6080 11795 15442-6629">
          <text:p/>
        </draw:connector>
        <draw:frame draw:style-name="gr4" draw:text-style-name="P2" draw:layer="layout" svg:width="4.638cm" svg:height="3.026cm" svg:x="14.515cm" svg:y="7.582cm">
          <draw:text-box>
            <text:p text:style-name="P2"><text:span text:style-name="T1">created whenever</text:span></text:p>
            <text:p text:style-name="P2"><text:span text:style-name="T1">a query is run;</text:span></text:p>
            <text:p text:style-name="P2"><text:span text:style-name="T1">userland reference</text:span></text:p>
            <text:p text:style-name="P2"><text:span text:style-name="T1">to DataStore is set</text:span></text:p>
            <text:p text:style-name="P2"><text:span text:style-name="T1">during creation</text:span></text:p>
          </draw:text-box>
        </draw:frame>
        <draw:frame draw:style-name="gr4" draw:text-style-name="P2" draw:layer="layout" svg:width="3.834cm" svg:height="1.916cm" svg:x="14.335cm" svg:y="1.635cm">
          <draw:text-box>
            <text:p><text:span text:style-name="T1">Stored as part</text:span></text:p>
            <text:p><text:span text:style-name="T1">of the context's</text:span></text:p>
            <text:p><text:span text:style-name="T1">userland</text:span></text:p>
          </draw:text-box>
        </draw:frame>
        <draw:custom-shape draw:style-name="gr1" draw:text-style-name="P1" draw:id="id8" draw:layer="layout" svg:width="5.715cm" svg:height="1.905cm" svg:x="18.145cm" svg:y="18.145cm">
          <text:p text:style-name="P1">JPathB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9" draw:layer="layout" svg:width="4.445cm" svg:height="2.54cm" svg:x="12.43cm" svg:y="15.605cm">
          <text:p text:style-name="P1">folder of</text:p>
          <text:p text:style-name="P1">JPath quer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1.955cm" svg:y1="15.605cm" svg:x2="21.002cm" svg:y2="18.145cm" draw:start-shape="id3" draw:start-glue-point="8" draw:end-shape="id8" draw:end-glue-point="4" svg:d="m21955 15605-953 2540">
          <text:p/>
        </draw:connector>
        <draw:connector draw:style-name="gr2" draw:text-style-name="P1" draw:layer="layout" draw:type="line" svg:x1="18.982cm" svg:y1="18.424cm" svg:x2="16.875cm" svg:y2="16.875cm" draw:start-shape="id8" draw:start-glue-point="5" draw:end-shape="id9" draw:end-glue-point="1" svg:d="m18982 18424-2107-1549">
          <text:p/>
        </draw:connector>
        <draw:connector draw:style-name="gr5" draw:text-style-name="P1" draw:layer="layout" draw:type="line" svg:x1="23.542cm" svg:y1="5.445cm" svg:x2="21.955cm" svg:y2="13.065cm" draw:start-shape="id7" draw:start-glue-point="8" draw:end-shape="id3" draw:end-glue-point="4" svg:d="m23542 5445-1587 7620">
          <text:p text:style-name="P1"/>
        </draw:connector>
        <draw:frame draw:style-name="gr4" draw:layer="layout" svg:width="3.317cm" svg:height="1.916cm" svg:x="22.59cm" svg:y="8.609cm">
          <draw:text-box>
            <text:p><text:span text:style-name="T1">passed in on</text:span></text:p>
            <text:p><text:span text:style-name="T1">each query</text:span></text:p>
            <text:p><text:span text:style-name="T1">invo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Medium_20_dashed" draw:display-name="Medium dashed" draw:style="rect" draw:dots1="1" draw:dots1-length="0.102cm" draw:dots2="1" draw:dots2-length="0.102cm" draw:distance="0.35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ander Boyd</meta:initial-creator>
    <meta:creation-date>2011-07-22T23:14:27</meta:creation-date>
    <dc:date>2011-07-23T03:27:06</dc:date>
    <dc:creator>Alexander Boyd</dc:creator>
    <meta:editing-duration>PT04H12M40S</meta:editing-duration>
    <meta:editing-cycles>12</meta:editing-cycles>
    <meta:generator>OpenOffice.org/3.2$Linux OpenOffice.org_project/320m12$Build-9483</meta:generator>
    <meta:document-statistic meta:object-count="25"/>
  </office:meta>
</office:document-meta>
</file>